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9" style:family="paragraph" style:parent-style-name="Standard">
      <style:text-properties fo:font-size="15pt" style:font-size-asian="15pt" style:font-size-complex="15pt"/>
    </style:style>
    <style:style style:name="P20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2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text-properties fo:font-size="16pt" style:font-size-asian="16pt" style:font-size-complex="16pt"/>
    </style:style>
    <style:style style:name="P2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19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19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19"><text:soft-page-break/><text:span text:style-name="T7">Wed Oct 31, 2018 </text:span><text:span text:style-name="T8">4.2 miles</text:span></text:p>
      <text:p text:style-name="P21">Warmup: <text:span text:style-name="T3">1 mile in 9:45 </text:span></text:p>
      <text:p text:style-name="P22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19"><text:span text:style-name="T8">Warmdown: </text:span><text:span text:style-name="T7">0.8 mile jog</text:span> </text:p>
      <text:p text:style-name="P19"/>
      <text:p text:style-name="P20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18"><text:span text:style-name="T9">Times: 58s for the 200m and about 2:00 for the 400's.</text:span><text:span text:style-name="T6"> </text:span></text:p>
      <text:p text:style-name="P9"><text:soft-page-break/><text:span text:style-name="T6">Mon July 15, 2019 </text:span>4 miles<text:span text:style-name="T6"> </text:span></text:p>
      <text:p text:style-name="P9">I ran on the high school track with our running group.</text:p>
      <text:p text:style-name="P9"><text:span text:style-name="T2">Warmup:</text:span> <text:s/>1.25 miles at various paces and rest a few minutes</text:p>
      <text:p text:style-name="P10">Run:<text:span text:style-name="T3"> 1 x 200m, 2 x 400, 1 x 1600m, 1 x 200m,</text:span></text:p>
      <text:p text:style-name="P9">Times: 56s, 2:03, 1:59, 8:00 (splits: 2:06, 2:04, 2:00, 2:00), 56s</text:p>
      <text:p text:style-name="P9">We jogged 200m after the first and last runs and 400m after all the others.</text:p>
      <text:p text:style-name="P9"/>
      <text:p text:style-name="P9">Wed July 17, 2019 <text:span text:style-name="T2">3 miles</text:span> </text:p>
      <text:p text:style-name="P9">I ran 3 miles with our running group on the high school track.</text:p>
      <text:p text:style-name="P9">This run included 1 x 200m and 4 x 400m. <text:s/></text:p>
      <text:p text:style-name="P9">Times: 55s for the 200m and 1:55, 1:55, 1:52 and 1:52 for the 400's. </text:p>
      <text:p text:style-name="P9"/>
      <text:p text:style-name="P25">Mon July 29, 2019 <text:span text:style-name="T2">4.3 miles</text:span></text:p>
      <text:p text:style-name="P25">I ran with our running group on the Greendale Cemetery 510 meter loop.</text:p>
      <text:p text:style-name="P26">Warmup: <text:span text:style-name="T3">1.3 miles</text:span></text:p>
      <text:p text:style-name="P26">Run: <text:span text:style-name="T3">1 x 200m (54s mainly downhill) and jog 300m</text:span></text:p>
      <text:p text:style-name="P27">5 x 510m with about a 300m jog between the runs</text:p>
      <text:p text:style-name="P27">My times: 2:34, 2:34, 2:29, 2:30, 2:21</text:p>
      <text:p text:style-name="P26">Warm down:<text:span text:style-name="T3"> 510m jog</text:span></text:p>
      <text:p text:style-name="P27"/>
      <text:p text:style-name="P24"><text:span text:style-name="T3">Sat Aug 3, 2019 </text:span><text:span text:style-name="T2">5.8 miles</text:span></text:p>
      <text:p text:style-name="P9">I ran with our running group in Greendale Cemetery. <text:s/></text:p>
      <text:p text:style-name="P10">Warmup: <text:s/><text:span text:style-name="T3">1.3 miles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9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3"><text:soft-page-break/>1x765 m (1.5 loops =765 m), 4:00</text:p>
      <text:p text:style-name="P13">1x765 m, 3:41 </text:p>
      <text:p text:style-name="P13">1x510 m, 2:21 </text:p>
      <text:p text:style-name="P13">1x255 m, 62s</text:p>
      <text:p text:style-name="P13">We jogged about 255m between the runs.</text:p>
      <text:p text:style-name="P13"><text:span text:style-name="T2">Warm down: </text:span>700m</text:p>
      <text:p text:style-name="P13"/>
      <text:p text:style-name="P13">Mon Aug 12, 2019 <text:span text:style-name="T2">7 miles</text:span></text:p>
      <text:p text:style-name="P13">I ran with our running group on the Greendale Cemetery 510 meter loop.</text:p>
      <text:p text:style-name="P13"><text:span text:style-name="T2">Warm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6"><text:span text:style-name="T3">Wed <text:s/>Aug 14, 2019 6</text:span><text:span text:style-name="T2"> miles</text:span></text:p>
      <text:p text:style-name="P16">I ran with our running group on the Greendale Cemetery 510 meter loop.</text:p>
      <text:p text:style-name="P16"><text:span text:style-name="T2">Warmup:</text:span> 2 miles at about 11:00/mile and rest a few minutes.</text:p>
      <text:p text:style-name="P17">Run: <text:span text:style-name="T3">1 x 200 meters and 7 x 510 meters with a 300 meter jog between the runs.</text:span></text:p>
      <text:p text:style-name="P16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14"><text:span text:style-name="T3"/></text:p>
      <text:p text:style-name="P11"><text:span text:style-name="T3">Wed Aug 21, 2019 </text:span></text:p>
      <text:p text:style-name="P11">I ran with 4 other runners on the 510 meter loop in Greendale Cemetery.</text:p>
      <text:p text:style-name="P12">Warm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text:s/></text:p>
      <text:p text:style-name="P9"/>
      <text:p text:style-name="P27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8-21T19:27:51.71</dc:date>
    <dc:creator>James  Lombardi</dc:creator>
    <meta:editing-duration>P4DT11H45M31S</meta:editing-duration>
    <meta:editing-cycles>385</meta:editing-cycles>
    <meta:generator>OpenOffice/4.1.2$Win32 OpenOffice.org_project/412m3$Build-9782</meta:generator>
    <meta:document-statistic meta:table-count="0" meta:image-count="0" meta:object-count="0" meta:page-count="7" meta:paragraph-count="215" meta:word-count="2213" meta:character-count="11049"/>
  </office:meta>
</office:document-meta>
</file>